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futura-pt" svg:font-family="futura-pt, sans-serif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872cm"/>
    </style:style>
    <style:style style:name="Tabela1.B" style:family="table-column">
      <style:table-column-properties style:column-width="14.129cm"/>
    </style:style>
    <style:style style:name="Tabela1.A1" style:family="table-cell">
      <style:table-cell-properties style:vertical-align="middle" fo:padding-left="0cm" fo:padding-right="0cm" fo:padding-top="0cm" fo:padding-bottom="0.318cm" fo:border-left="none" fo:border-right="none" fo:border-top="none" fo:border-bottom="0.05pt solid #000000"/>
    </style:style>
    <style:style style:name="P1" style:family="paragraph" style:parent-style-name="Standard">
      <style:text-properties fo:font-weight="bold" officeooo:rsid="0012bda6" officeooo:paragraph-rsid="0012bda6" style:font-weight-asian="bold" style:font-weight-complex="bold"/>
    </style:style>
    <style:style style:name="P2" style:family="paragraph" style:parent-style-name="Standard">
      <style:text-properties fo:font-weight="bold" officeooo:rsid="000dd261" officeooo:paragraph-rsid="000dd261" style:font-weight-asian="bold" style:font-weight-complex="bold"/>
    </style:style>
    <style:style style:name="P3" style:family="paragraph" style:parent-style-name="Standard">
      <style:text-properties fo:font-weight="bold" officeooo:rsid="000e5ff8" officeooo:paragraph-rsid="000e5ff8" style:font-weight-asian="bold" style:font-weight-complex="bold"/>
    </style:style>
    <style:style style:name="P4" style:family="paragraph" style:parent-style-name="Standard">
      <style:text-properties fo:font-weight="normal" officeooo:rsid="000e5ff8" officeooo:paragraph-rsid="000e5ff8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f171d" officeooo:paragraph-rsid="000f171d" style:font-weight-asian="normal" style:font-weight-complex="normal"/>
    </style:style>
    <style:style style:name="P6" style:family="paragraph" style:parent-style-name="Standard">
      <style:text-properties fo:font-weight="normal" officeooo:rsid="000e3913" officeooo:paragraph-rsid="000e3913" style:font-weight-asian="normal" style:font-weight-complex="normal"/>
    </style:style>
    <style:style style:name="P7" style:family="paragraph" style:parent-style-name="Standard" style:list-style-name="L2">
      <style:text-properties fo:font-weight="normal" officeooo:rsid="000f171d" officeooo:paragraph-rsid="000e5ff8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0f171d" officeooo:paragraph-rsid="000f171d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104b83" officeooo:paragraph-rsid="00104b83" style:font-weight-asian="normal" style:font-weight-complex="normal"/>
    </style:style>
    <style:style style:name="P10" style:family="paragraph" style:parent-style-name="Standard">
      <style:text-properties fo:font-weight="bold" officeooo:rsid="00104b83" officeooo:paragraph-rsid="00104b83" style:font-weight-asian="bold" style:font-weight-complex="bold"/>
    </style:style>
    <style:style style:name="P11" style:family="paragraph" style:parent-style-name="Standard" style:list-style-name="L3">
      <style:text-properties fo:font-weight="normal" officeooo:rsid="00104b83" officeooo:paragraph-rsid="00104b83" style:font-weight-asian="normal" style:font-weight-complex="normal"/>
    </style:style>
    <style:style style:name="P12" style:family="paragraph" style:parent-style-name="Standard">
      <style:text-properties fo:font-weight="normal" officeooo:rsid="00104b83" officeooo:paragraph-rsid="00104b83" style:font-weight-asian="normal" style:font-weight-complex="normal"/>
    </style:style>
    <style:style style:name="P13" style:family="paragraph" style:parent-style-name="Standard">
      <style:text-properties fo:font-weight="normal" officeooo:paragraph-rsid="00104b83" style:font-weight-asian="normal" style:font-weight-complex="normal"/>
    </style:style>
    <style:style style:name="P14" style:family="paragraph" style:parent-style-name="Standard">
      <style:text-properties fo:font-weight="bold" officeooo:rsid="0011dd75" officeooo:paragraph-rsid="0011dd75" style:font-weight-asian="bold" style:font-weight-complex="bold"/>
    </style:style>
    <style:style style:name="P15" style:family="paragraph" style:parent-style-name="Standard">
      <style:text-properties fo:font-weight="normal" officeooo:rsid="000f171d" officeooo:paragraph-rsid="000e5ff8" style:font-weight-asian="normal" style:font-weight-complex="normal"/>
    </style:style>
    <style:style style:name="P16" style:family="paragraph" style:parent-style-name="Table_20_Heading">
      <style:paragraph-properties fo:margin-left="0cm" fo:margin-right="0cm" style:line-height-at-least="0.529cm" fo:text-align="start" style:justify-single-word="false" fo:text-indent="0cm" style:auto-text-indent="false"/>
    </style:style>
    <style:style style:name="P17" style:family="paragraph" style:parent-style-name="Table_20_Contents">
      <style:paragraph-properties fo:margin-left="0cm" fo:margin-right="0cm" style:line-height-at-least="0.529cm" fo:text-indent="0cm" style:auto-text-indent="false"/>
    </style:style>
    <style:style style:name="P18" style:family="paragraph" style:parent-style-name="Table_20_Contents">
      <style:paragraph-properties style:line-height-at-least="0.529cm"/>
    </style:style>
    <style:style style:name="P19" style:family="paragraph" style:parent-style-name="Standard" style:list-style-name="L4">
      <style:text-properties fo:font-weight="normal" officeooo:rsid="000e3913" officeooo:paragraph-rsid="000e3913" style:font-weight-asian="normal" style:font-weight-complex="normal"/>
    </style:style>
    <style:style style:name="P20" style:family="paragraph" style:parent-style-name="Text_20_body">
      <style:text-properties fo:font-variant="normal" fo:text-transform="none" fo:color="#000000" loext:opacity="100%" style:font-name="Montserrat" fo:letter-spacing="normal" fo:font-style="normal" fo:font-weight="normal" officeooo:rsid="000e5ff8" officeooo:paragraph-rsid="000e5ff8" style:font-weight-asian="normal" style:font-weight-complex="normal"/>
    </style:style>
    <style:style style:name="P21" style:family="paragraph" style:parent-style-name="Text_20_body">
      <style:paragraph-properties fo:margin-left="0cm" fo:margin-right="0cm" fo:margin-top="0cm" fo:margin-bottom="0.247cm" style:contextual-spacing="false" fo:line-height="17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Montserrat" fo:letter-spacing="normal" fo:font-style="normal" fo:font-weight="normal"/>
    </style:style>
    <style:style style:name="P22" style:family="paragraph" style:parent-style-name="Standard">
      <style:text-properties fo:color="#000000" loext:opacity="100%" fo:font-weight="normal" officeooo:rsid="000e5ff8" officeooo:paragraph-rsid="000e5ff8" style:font-weight-asian="normal" style:font-weight-complex="normal"/>
    </style:style>
    <style:style style:name="P23" style:family="paragraph" style:parent-style-name="Heading_20_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color="#000000" loext:opacity="100%" fo:font-size="9.75pt" fo:letter-spacing="normal" fo:font-weight="bold" loext:padding="0cm" loext:border="none"/>
    </style:style>
    <style:style style:name="P24" style:family="paragraph" style:parent-style-name="Heading_20_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futura-pt" fo:font-size="9.75pt" fo:letter-spacing="normal" fo:font-style="normal" fo:font-weight="bold" loext:padding="0cm" loext:border="none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futura-pt" fo:font-size="9.75pt" fo:letter-spacing="normal" fo:font-style="normal" fo:font-weight="normal" loext:padding="0cm" loext:border="none"/>
    </style:style>
    <style:style style:name="P26" style:family="paragraph" style:parent-style-name="Text_20_body" style:list-style-name="L5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futura-pt" fo:font-size="9.75pt" fo:letter-spacing="normal" fo:font-style="normal" fo:font-weight="normal" loext:padding="0cm" loext:border="none"/>
    </style:style>
    <style:style style:name="P27" style:family="paragraph" style:parent-style-name="Text_20_body" style:list-style-name="L6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futura-pt" fo:font-size="9.75pt" fo:letter-spacing="normal" fo:font-style="normal" fo:font-weight="normal" loext:padding="0cm" loext:border="none"/>
    </style:style>
    <style:style style:name="P28" style:family="paragraph" style:parent-style-name="Text_20_body" style:list-style-name="L7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futura-pt" fo:font-size="9.75pt" fo:letter-spacing="normal" fo:font-style="normal" fo:font-weight="normal" loext:padding="0cm" loext:border="none"/>
    </style:style>
    <style:style style:name="P2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color="#000000" loext:opacity="100%" fo:font-weight="normal"/>
    </style:style>
    <style:style style:name="T1" style:family="text">
      <style:text-properties officeooo:rsid="000f171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04b83"/>
    </style:style>
    <style:style style:name="T4" style:family="text">
      <style:text-properties fo:font-variant="normal" fo:text-transform="none" style:font-name="futura-pt" fo:font-size="9.75pt" fo:letter-spacing="normal" fo:font-style="normal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: <text:s/>Sistema de emissão de Alertas em tempo real da Região de Ribeirão Preto</text:p>
      <text:p text:style-name="P1">Ex: <text:a xlink:type="simple" xlink:href="https://chatgpt.com/c/66f9a349-c2e8-800e-afa8-3dd8059423a0" text:style-name="Internet_20_link" text:visited-style-name="Visited_20_Internet_20_Link">https://chatgpt.com/c/66f9a349-c2e8-800e-afa8-3dd8059423a0</text:a></text:p>
      <text:p text:style-name="P1">https://chatgpt.com/c/66fa0375-7f04-800e-b30d-feae1db6a690</text:p>
      <text:p text:style-name="P2"/>
      <text:p text:style-name="P3">1 – Objetivo</text:p>
      <text:p text:style-name="P3"/>
      <text:p text:style-name="P4"><text:tab/><text:span text:style-name="T1">O seguinte projeto será uma proposta de uma arquitetura em tempo real para a região de ribeirão preto, através de uma API e exibido em um dashboard.</text:span></text:p>
      <text:p text:style-name="P2"/>
      <text:p text:style-name="P3">2- Escopo</text:p>
      <text:p text:style-name="P2"/>
      <text:list text:style-name="L1">
        <text:list-item>
          <text:p text:style-name="P5">Coleta dos dados da região de Ribeirão Preto</text:p>
        </text:list-item>
        <text:list-item>
          <text:p text:style-name="P5">Geração de alertas em tempo real de acordo com as regras climáticas</text:p>
        </text:list-item>
        <text:list-item>
          <text:p text:style-name="P5">Visualização de dados em um dashboard.</text:p>
        </text:list-item>
      </text:list>
      <text:p text:style-name="P6"/>
      <text:p text:style-name="P3">3- Requisitos funcionais e não funcionais</text:p>
      <text:p text:style-name="P3"><text:tab/><text:span text:style-name="T1">Requisitos funcionais</text:span></text:p>
      <text:list text:style-name="L2">
        <text:list-item>
          <text:p text:style-name="P7">A aplicação deve coletar dados climáticos da api em intervalo em 10 minutos</text:p>
        </text:list-item>
        <text:list-item>
          <text:p text:style-name="P8">O sistema deve emitir alertas quando for detectadas condições de risco</text:p>
        </text:list-item>
        <text:list-item>
          <text:p text:style-name="P8">Suporte a Múltiplas cidades</text:p>
        </text:list-item>
        <text:list-item>
          <text:p text:style-name="P9">Armazenamento de dados para análises futuras</text:p>
        </text:list-item>
      </text:list>
      <text:p text:style-name="P10"><text:span text:style-name="T2"><text:tab/></text:span>Requisitos Não funcionais</text:p>
      <text:list text:style-name="L3">
        <text:list-item>
          <text:p text:style-name="P11">O dashboard deve ser atualizado a cada 6 minutos</text:p>
        </text:list-item>
        <text:list-item>
          <text:p text:style-name="P11">O sistema deve ser implementando em linux e Docker</text:p>
        </text:list-item>
        <text:list-item>
          <text:p text:style-name="P11">Notificação via Telegram</text:p>
        </text:list-item>
      </text:list>
      <text:p text:style-name="P10">4 – Funcionalidades</text:p>
      <text:p text:style-name="P10"><text:tab/><text:span text:style-name="T2">Coleta de dados meteorológicos</text:span></text:p>
      <text:p text:style-name="P12"><text:tab/>Processamento e Regras de Negócio</text:p>
      <text:p text:style-name="P13"><text:span text:style-name="T3"><text:tab/></text:span>Emissão de Alertas</text:p>
      <text:p text:style-name="P13"><text:tab/><text:span text:style-name="T3">Visualização de dados</text:span></text:p>
      <text:p text:style-name="P10"/>
      <text:p text:style-name="P14">5- Tecnologias Utilizadas</text:p>
      <text:p text:style-name="P14"/>
      <text:p text:style-name="P15"><text:tab/></text:p>
      <text:p text:style-name="P4"><text:tab/></text:p>
      <text:p text:style-name="P6"/>
      <text:p text:style-name="P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6">Nível de umidade</text:p>
          </table:table-cell>
          <table:table-cell table:style-name="Tabela1.A1" office:value-type="string">
            <text:p text:style-name="P16">Consequências</text:p>
          </table:table-cell>
        </table:table-row>
        <table:table-row>
          <table:table-cell table:style-name="Tabela1.A1" office:value-type="string">
            <text:p text:style-name="P17">Acima de 70%</text:p>
          </table:table-cell>
          <table:table-cell table:style-name="Tabela1.A1" office:value-type="string">
            <text:p text:style-name="P17">Aumento do risco de crescimento de fungos, sensação de calor extremo, pois o suor não evapora com facilidade</text:p>
          </table:table-cell>
        </table:table-row>
        <table:table-row>
          <table:table-cell table:style-name="Tabela1.A1" office:value-type="string">
            <text:p text:style-name="P17">Entre 21% e 30%</text:p>
          </table:table-cell>
          <table:table-cell table:style-name="Tabela1.A1" office:value-type="string">
            <text:p text:style-name="P17">Estado de atenção</text:p>
          </table:table-cell>
        </table:table-row>
        <table:table-row>
          <table:table-cell table:style-name="Tabela1.A1" office:value-type="string">
            <text:p text:style-name="P17">Abaixo de 12%</text:p>
          </table:table-cell>
          <table:table-cell table:style-name="Tabela1.A1" office:value-type="string">
            <text:p text:style-name="P18">Estado de emergência</text:p>
          </table:table-cell>
        </table:table-row>
      </table:table>
      <text:p text:style-name="P6"/>
      <text:p text:style-name="P6">Banco de dados, </text:p>
      <text:p text:style-name="P6">Alertas</text:p>
      <text:list text:style-name="L4">
        <text:list-item>
          <text:p text:style-name="P19">prob chuva </text:p>
        </text:list-item>
        <text:list-item>
          <text:p text:style-name="P19"><text:soft-page-break/>velocidade do vento - Rajada do vento https://portais.santoandre.sp.gov.br/defesacivil/wp-content/uploads/sites/6/2023/02/escala-beaufort-DefesaCivil.pdf </text:p>
        </text:list-item>
        <text:list-item>
          <text:p text:style-name="P19">Intensidade de chuva</text:p>
        </text:list-item>
      </text:list>
      <text:p text:style-name="P6">Valor min Email e sms</text:p>
      <text:p text:style-name="P6"/>
      <text:p text:style-name="P3">2 - <text:s/>Região de Ribeirão Preto</text:p>
      <text:p text:style-name="P3"/>
      <text:p text:style-name="P20">Sub-região 1: Barrinha, Brodowski, Cravinhos, Dumont, Guatapará, Jardinópolis, Luis Antônio, Pontal, Pardópolis, Ribeirão Preto, Santa Rita do Passa Quatro, São Simão, Serrana, Serra Azul e Sertãozinho.</text:p>
      <text:p text:style-name="P21">Sub-região 2: Guariba, Jaboticabal, Monte Alto, Pitangueiras, Taiúva e Taquaral.</text:p>
      <text:p text:style-name="P21">Sub-região 3: Cajuru, Cássia dos Coqueiros, Mococa, Santa Cruz da Esperança, Santa Rosa do Viterbo e Tambaú.</text:p>
      <text:p text:style-name="P21">Sub-região 4: Altinópolis, Batatais, Morro Agudo, Nuporanga, Orlândia, Sales Oliveira e Santo Antônio da Alegria.</text:p>
      <text:p text:style-name="P2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section text:style-name="Sect1" text:name="doc">
        <text:section text:style-name="Sect1" text:name="bd">
          <text:h text:style-name="P23" text:outline-level="2">Escala psicrométrica – classificação dos estados de criticidade:</text:h>
          <text:h text:style-name="P24" text:outline-level="2">Entre 21 e 30% - Estado de Atenção</text:h>
          <text:p text:style-name="P25">Cuidados a serem tomados:</text:p>
          <text:list text:style-name="L5">
            <text:list-item>
              <text:p text:style-name="P26">Evitar exercícios físicos ao ar livre entre 11 e 15 horas;</text:p>
            </text:list-item>
            <text:list-item>
              <text:p text:style-name="P26">Umidificar o ambiente através de vaporizadores, toalhas molhadas, recipientes com água, molhamento de jardins, etc.;</text:p>
            </text:list-item>
            <text:list-item>
              <text:p text:style-name="P26">Sempre que possível permanecer em locais protegidos do sol, em áreas vegetadas, etc.;</text:p>
            </text:list-item>
            <text:list-item>
              <text:p text:style-name="P26">Consumir água à vontade.</text:p>
            </text:list-item>
          </text:list>
          <text:h text:style-name="P24" text:outline-level="2">Entre 12 e 20% - Estado de Alerta</text:h>
          <text:p text:style-name="P25">Cuidados a serem tomados:</text:p>
          <text:list text:style-name="L6">
            <text:list-item>
              <text:p text:style-name="P27">Observar as recomendações do estado de atenção;</text:p>
            </text:list-item>
            <text:list-item>
              <text:p text:style-name="P27">Suprimir exercícios físicos e trabalhos ao ar livre entre 10 e 16 horas;</text:p>
            </text:list-item>
            <text:list-item>
              <text:p text:style-name="P27">Evitar aglomerações em ambientes fechados;</text:p>
            </text:list-item>
            <text:list-item>
              <text:p text:style-name="P27">Usar soro fisiológico para olhos e narinas.</text:p>
            </text:list-item>
          </text:list>
          <text:h text:style-name="P24" text:outline-level="2">Abaixo de 12% - Estado de Emergência</text:h>
          <text:p text:style-name="P25">Cuidados a serem tomados:</text:p>
          <text:list text:style-name="L7">
            <text:list-item>
              <text:p text:style-name="P28">Observar as recomendações para os estados de atenção e de alerta;</text:p>
            </text:list-item>
            <text:list-item>
              <text:p text:style-name="P28">Determinar a interrupção de qualquer atividade ao ar livre entre 10 e 16 horas como aulas de educação física, coleta de lixo, entrega de correspondência, etc.;</text:p>
            </text:list-item>
            <text:list-item>
              <text:p text:style-name="P28">Determinar a suspensão de atividades que exijam aglomerações de pessoas em recintos fechados como aulas, cinemas, etc., entre 10 e 16 horas;</text:p>
            </text:list-item>
            <text:list-item>
              <text:p text:style-name="P28">Durante as tardes, manter com umidade os ambientes internos, principalmente quarto de crianças, hospitais, etc.</text:p>
            </text:list-item>
          </text:list>
          <text:p text:style-name="P29"><text:span text:style-name="T4"/></text:p>
          <text:p text:style-name="P29"><text:span text:style-name="T4"/></text:p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futura-pt" svg:font-family="futura-pt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16:26:25.675201381</meta:creation-date>
    <dc:date>2024-09-29T22:53:09.778600666</dc:date>
    <meta:editing-duration>PT5H58M26S</meta:editing-duration>
    <meta:editing-cycles>4</meta:editing-cycles>
    <meta:generator>LibreOffice/24.8.1.2$Linux_X86_64 LibreOffice_project/480$Build-2</meta:generator>
    <meta:document-statistic meta:table-count="1" meta:image-count="0" meta:object-count="0" meta:page-count="3" meta:paragraph-count="65" meta:word-count="510" meta:character-count="3306" meta:non-whitespace-character-count="2867"/>
  </office:meta>
</office:document-meta>
</file>